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Garuda" svg:font-family="Garud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gital/Cyberculture Studies</text:h>
      <text:p text:style-name="Standard"/>
      <text:p text:style-name="Standard"><text:span text:style-name="T2">keywords:</text:span> reality of cyberspace; sense of place; (anti-)claims for scientific/objective knowledge production (Wikipedia-focused); the read/write web, hypertextuality and authority-authorship; remixing; …</text:p>
      <text:p text:style-name="Standard"/>
      <text:p text:style-name="P1">* = avail. in Thammasat Libraries; ^ = avail. elsewhere</text:p>
      <text:p text:style-name="P1"/>
      <text:p text:style-name="Standard">Introductions/Collections</text:p>
      <text:list xml:id="list629857729" text:style-name="L1">
        <text:list-item>
          <text:p text:style-name="P2">Bell, David, <text:span text:style-name="Emphasis">An Introduction to Cyberculture </text:span>(Routledge, 2001). *</text:p>
        </text:list-item>
        <text:list-item>
          <text:p text:style-name="P2">Porter, David, <text:span text:style-name="T1">Internet Culture</text:span> (Routledge, 1997). *</text:p>
        </text:list-item>
        <text:list-item>
          <text:p text:style-name="P2">Silver, David., Massanari, Adrienne., Jones, Steve., <text:span text:style-name="Emphasis">Critical Cyberculture Studies </text:span>(NYU Press, 2006). * ^</text:p>
        </text:list-item>
        <text:list-item>
          <text:p text:style-name="P2">Bell, David, <text:span text:style-name="T1">Cyberculture Theorists: Manuel Castells and Donna Haraway</text:span> (Routledge, 2007). *</text:p>
        </text:list-item>
      </text:list>
      <text:p text:style-name="Standard"/>
      <text:p text:style-name="Standard">Identities and Communities</text:p>
      <text:list xml:id="list1956369267" text:style-name="L2">
        <text:list-item>
          <text:p text:style-name="P3">Kollock, Peter, <text:span text:style-name="Emphasis">Communities in Cyberspace </text:span>(Routledge, 1998). *</text:p>
        </text:list-item>
      </text:list>
      <text:list xml:id="list147528118" text:style-name="L3">
        <text:list-item>
          <text:p text:style-name="P4">Nakamura, Lisa, <text:span text:style-name="Emphasis">Cybertypes: Race, Ethnicity, and Identity on the Internet </text:span>(Routledge, 2002). *</text:p>
        </text:list-item>
        <text:list-item>
          <text:p text:style-name="P4">Turkle, Sherry, <text:span text:style-name="Emphasis">Life on the Screen: Identity in the Age of the Internet </text:span>(Simon &amp; Schuster, 1997). </text:p>
        </text:list-item>
      </text:list>
      <text:list xml:id="list548500377" text:continue-list="list629857729" text:style-name="L1">
        <text:list-item>
          <text:p text:style-name="P2">Levy, Pierre, <text:span text:style-name="Emphasis">Becoming Virtual: Reality in the Digital Age </text:span>(Plenum Publishing Corporation, 1998). [making grounds, the virtual is REAL]</text:p>
        </text:list-item>
        <text:list-item>
          <text:p text:style-name="P2">White, Michele, <text:span text:style-name="T1">The Body and the Screen: Theories of Internet Spectatorship</text:span> (The MIT Press, 2006). *</text:p>
        </text:list-item>
      </text:list>
      <text:p text:style-name="Standard"/>
      <text:p text:style-name="Standard">Bodies</text:p>
      <text:list xml:id="list164210036" text:style-name="L6">
        <text:list-item>
          <text:p text:style-name="P7">Jones, Caroline A., <text:span text:style-name="T1">Sensorium: Embodied Experience, Technology, and Contemporary Art</text:span> (The MIT Press, 2006). </text:p>
        </text:list-item>
        <text:list-item>
          <text:p text:style-name="P7">Hansen, by Mark B. N., <text:span text:style-name="T1">Bodies in Code: Interfaces with Digital Media</text:span> (Routledge, 2006).</text:p>
        </text:list-item>
      </text:list>
      <text:p text:style-name="P10"/>
      <text:p text:style-name="Standard">Language/Speech Act</text:p>
      <text:list xml:id="list2081093103" text:style-name="L4">
        <text:list-item>
          <text:p text:style-name="P5">Delin, Judy, <text:span text:style-name="T1">The Language of Everyday Life: An Introduction</text:span> (SAGE Publications, 2000). *</text:p>
        </text:list-item>
        <text:list-item>
          <text:p text:style-name="P5">&lt;Computer-Mediated Communication literatures&gt;</text:p>
        </text:list-item>
      </text:list>
      <text:p text:style-name="Standard"/>
      <text:p text:style-name="Standard">Reading-Writing Mode/Literary Texts</text:p>
      <text:list xml:id="list616173731" text:style-name="L5">
        <text:list-item>
          <text:p text:style-name="P6">Landow, George P., <text:span text:style-name="Emphasis">Hypertext 3.0: Critical Theory And New Media in a Global Era </text:span>(Johns Hopkins University Press, 2005). * ^</text:p>
        </text:list-item>
        <text:list-item>
          <text:p text:style-name="P6">Shillingsburg, Peter L., <text:span text:style-name="T1">From Gutenberg to Google</text:span> (Cambridge University Press, 2006). *</text:p>
        </text:list-item>
        <text:list-item>
          <text:p text:style-name="P6">Baron, Naomi S., <text:span text:style-name="T1">Alphabet to Email</text:span> (Routledge, 2000). *</text:p>
        </text:list-item>
      </text:list>
      <text:p text:style-name="Standard"/>
      <text:p text:style-name="Standard">Places/Spaces (interconnectedness of cyberspace and physical space)</text:p>
      <text:list xml:id="list2155565896" text:continue-list="list164210036" text:style-name="L6">
        <text:list-item>
          <text:p text:style-name="P7">Mitchell, William J., <text:span text:style-name="T1">Me++: The Cyborg Self and the Networked City</text:span> (The MIT Press, 2004). *(on order-as of 2009.01.28) ^</text:p>
        </text:list-item>
        <text:list-item>
          <text:p text:style-name="P7">Mitchell, William J., <text:span text:style-name="T1">City of Bits: Space, Place, and the Infobahn</text:span> (The MIT Press, 1996). *(on order-as of 2009.01.28)</text:p>
        </text:list-item>
      </text:list>
      <text:p text:style-name="Standard"><text:soft-page-break/></text:p>
      <text:p text:style-name="Standard">Digital Production</text:p>
      <text:list xml:id="list357289015" text:continue-list="list548500377" text:style-name="L1">
        <text:list-item>
          <text:p text:style-name="P2">Kelty, Christopher M., <text:span text:style-name="Emphasis">Two Bits: The Cultural Significance of Free Software </text:span>(Duke University Press, 2008). * &lt;http://twobits.net/read/&gt;</text:p>
        </text:list-item>
      </text:list>
      <text:list xml:id="list759000898" text:style-name="L7">
        <text:list-item>
          <text:p text:style-name="P8">Manovich, Lev, <text:span text:style-name="T1">Software Takes Command</text:span> (softbook, not yet published, 2008). &lt;http://softwarestudies.com/softbook/manovich_softbook_11_20_2008.pdf&gt; [Software Studies]</text:p>
        </text:list-item>
        <text:list-item>
          <text:p text:style-name="P8">Lessig, Lawrence, <text:span text:style-name="Emphasis">Remix: Making Art and Commerce Thrive in the Hybrid Economy </text:span>(Penguin Press HC, The, 2008). ^</text:p>
        </text:list-item>
        <text:list-item>
          <text:p text:style-name="P8">&lt;something specific to Wikipedia and other related collaborative means of production&gt;</text:p>
        </text:list-item>
      </text:list>
      <text:p text:style-name="Standard"/>
      <text:p text:style-name="Standard">Methodologies</text:p>
      <text:list xml:id="list137768301" text:continue-list="list357289015" text:style-name="L1">
        <text:list-item>
          <text:p text:style-name="P2">Hine, Christine M., <text:span text:style-name="Emphasis">Virtual Ethnography </text:span>(SAGE Publications, 2000). *</text:p>
        </text:list-item>
        <text:list-item>
          <text:p text:style-name="P2">Hine, Christine M., <text:span text:style-name="Emphasis">Virtual Methods </text:span>(Berg, 2005). * ^</text:p>
        </text:list-item>
        <text:list-item>
          <text:p text:style-name="P2">Dicks, Bella., Coffey, Amanda., Mason, Bruce., <text:span text:style-name="T1">Qualitative Research and Hypermedia : Ethnography for the Digital Age</text:span> (SAGE Publications, 2005). *(on order-as of 2009.01.28)</text:p>
        </text:list-item>
      </text:list>
      <text:p text:style-name="Standard"/>
      <text:p text:style-name="Standard">Hmmm....</text:p>
      <text:list xml:id="list52846560" text:continue-numbering="true" text:style-name="L1">
        <text:list-item>
          <text:p text:style-name="P2">Castells, Manuel, <text:span text:style-name="Emphasis">The Rise of the Network Society </text:span>(Blackwell Publishers, 2000). * ^</text:p>
        </text:list-item>
        <text:list-item>
          <text:p text:style-name="P2">Webster, Frank, <text:span text:style-name="T1">Theories of the Information Society</text:span> (Routledge, 2006). *</text:p>
        </text:list-item>
        <text:list-item>
          <text:p text:style-name="P2">de Certeau, Michel, <text:span text:style-name="Emphasis">The Practice of Everyday Life (Practice of Everday Life) </text:span>(University of California Press, 1988).</text:p>
        </text:list-item>
      </text:list>
      <text:list xml:id="list1262636740" text:style-name="L8">
        <text:list-item>
          <text:p text:style-name="P9">Foucault, Michel, <text:span text:style-name="Emphasis">Power/Knowledge: Selected Interviews and Other Writings, 1972-1977 </text:span>(Pantheon, 1980). * ^ [to look at the knowledge production of communities like Wikipedia ?] </text:p>
        </text:list-item>
      </text:list>
      <text:list xml:id="list1021018795" text:continue-list="list52846560" text:style-name="L1">
        <text:list-item>
          <text:p text:style-name="P2">Hamelink, Cees J., <text:span text:style-name="Emphasis">The Ethics of Cyberspace </text:span>(Sage Publications Ltd, 2001). </text:p>
        </text:list-item>
        <text:list-item>
          <text:p text:style-name="P2">Hakken, David, <text:span text:style-name="Emphasis">Cyborgs@cyberspace? An Ethnographer Looks to the Future </text:span>(Routledge, 1999). </text:p>
        </text:list-item>
        <text:list-item>
          <text:p text:style-name="P2">Trend, David, <text:span text:style-name="T1">Reading Digital Culture</text:span> (Wiley-Blackwell, 2001).</text:p>
        </text:list-item>
        <text:list-item>
          <text:p text:style-name="P2">Solove, Daniel J., <text:span text:style-name="T1">The Future of Reputation : Gossip, Rumor, and Privacy on the Internet</text:span> (Yale University Press, 2007). * ^</text:p>
        </text:list-item>
        <text:list-item>
          <text:p text:style-name="P2">Palfrey, John., Gasser, Urs., <text:span text:style-name="T1">Born Digital: Understanding the First Generation of Digital Natives</text:span> (Basic Books, 2008).</text:p>
        </text:list-item>
      </text:list>
      <text:p text:style-name="Standard"/>
      <text:p text:style-name="Standard">(too many Davids here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aruda" svg:font-family="Garud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ja" style:country-asian="JP" style:font-name-complex="Garuda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Garuda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Garud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Garuda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hit Suriyawongkul</meta:initial-creator>
    <meta:creation-date>2009-01-28T12:02:05</meta:creation-date>
    <dc:date>2009-01-28T15:36:06</dc:date>
    <dc:creator>Arthit Suriyawongkul</dc:creator>
    <meta:editing-duration>PT02H35M11S</meta:editing-duration>
    <meta:editing-cycles>24</meta:editing-cycles>
    <meta:generator>OpenOffice.org/3.0$Linux OpenOffice.org_project/300m14$Build-9376</meta:generator>
    <meta:printed-by>Arthit Suriyawongkul</meta:printed-by>
    <meta:print-date>2009-01-28T15:27:20</meta:print-date>
    <meta:document-statistic meta:table-count="0" meta:image-count="0" meta:object-count="0" meta:page-count="2" meta:paragraph-count="48" meta:word-count="563" meta:character-count="3901"/>
    <meta:user-defined meta:name="Info 1"/>
    <meta:user-defined meta:name="Info 2"/>
    <meta:user-defined meta:name="Info 3"/>
    <meta:user-defined meta:name="Info 4"/>
  </office:meta>
</office:document-meta>
</file>